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50%"/>
    </style:style>
    <style:style style:name="P2" style:parent-style-name="Normal" style:family="paragraph">
      <style:paragraph-properties fo:line-height="150%"/>
    </style:style>
    <style:style style:name="P3" style:parent-style-name="Normal" style:family="paragraph">
      <style:paragraph-properties fo:line-height="150%"/>
    </style:style>
    <style:style style:name="P4" style:parent-style-name="Normal" style:family="paragraph">
      <style:paragraph-properties fo:line-height="150%"/>
    </style:style>
    <style:style style:name="P5" style:parent-style-name="Normal" style:family="paragraph">
      <style:paragraph-properties fo:line-height="150%"/>
    </style:style>
    <style:style style:name="T6" style:parent-style-name="DefaultParagraphFont" style:family="text">
      <style:text-properties style:font-name="Times New Roman" style:font-name-asian="Times New Roman" style:font-name-complex="Times New Roman" fo:color="#0000FF" style:text-underline-type="single" style:text-underline-style="solid" style:text-underline-width="auto" style:text-underline-mode="continuous"/>
    </style:style>
    <style:style style:name="P7" style:parent-style-name="Normal" style:family="paragraph">
      <style:paragraph-properties fo:line-height="150%"/>
    </style:style>
    <style:style style:name="P8" style:parent-style-name="Normal" style:family="paragraph">
      <style:paragraph-properties fo:text-align="center" fo:line-height="150%"/>
      <style:text-properties fo:font-size="14pt" style:font-size-asian="14pt" style:font-size-complex="14pt"/>
    </style:style>
    <style:style style:name="P9" style:parent-style-name="Normal" style:family="paragraph">
      <style:paragraph-properties fo:text-align="center" fo:line-height="150%"/>
      <style:text-properties fo:font-size="14pt" style:font-size-asian="14pt" style:font-size-complex="14pt"/>
    </style:style>
    <style:style style:name="P10" style:parent-style-name="Normal" style:family="paragraph">
      <style:paragraph-properties fo:line-height="150%"/>
      <style:text-properties fo:font-weight="bold" style:font-weight-asian="bold" style:font-weight-complex="bold"/>
    </style:style>
    <style:style style:name="P11" style:parent-style-name="Normal" style:family="paragraph">
      <style:paragraph-properties fo:line-height="150%"/>
    </style:style>
    <style:style style:name="P12" style:parent-style-name="Normal" style:family="paragraph">
      <style:paragraph-properties fo:line-height="150%"/>
    </style:style>
    <style:style style:name="P13" style:parent-style-name="Normal" style:family="paragraph">
      <style:paragraph-properties fo:line-height="150%"/>
      <style:text-properties fo:font-weight="bold" style:font-weight-asian="bold" style:font-weight-complex="bold"/>
    </style:style>
    <style:style style:name="P14" style:parent-style-name="Normal" style:family="paragraph">
      <style:paragraph-properties fo:line-height="150%"/>
    </style:style>
    <style:style style:name="P15" style:parent-style-name="Normal" style:family="paragraph">
      <style:paragraph-properties fo:line-height="150%"/>
    </style:style>
    <style:style style:name="P16" style:parent-style-name="Normal" style:family="paragraph">
      <style:paragraph-properties fo:line-height="150%"/>
    </style:style>
    <style:style style:name="P17" style:parent-style-name="Normal" style:family="paragraph">
      <style:paragraph-properties fo:line-height="150%"/>
      <style:text-properties fo:font-weight="bold" style:font-weight-asian="bold" style:font-weight-complex="bold"/>
    </style:style>
    <style:style style:name="P18" style:parent-style-name="Normal" style:family="paragraph">
      <style:paragraph-properties fo:line-height="150%"/>
    </style:style>
    <style:style style:name="P19" style:parent-style-name="Normal" style:family="paragraph">
      <style:paragraph-properties fo:line-height="150%"/>
    </style:style>
    <style:style style:name="P20" style:parent-style-name="Normal" style:family="paragraph">
      <style:paragraph-properties fo:line-height="150%"/>
    </style:style>
    <style:style style:name="P21" style:parent-style-name="Normal" style:family="paragraph">
      <style:paragraph-properties fo:line-height="150%"/>
      <style:text-properties fo:font-weight="bold" style:font-weight-asian="bold" style:font-weight-complex="bold"/>
    </style:style>
    <style:style style:name="P22" style:parent-style-name="Normal" style:family="paragraph">
      <style:paragraph-properties fo:line-height="150%"/>
    </style:style>
    <style:style style:name="P23" style:parent-style-name="Normal" style:family="paragraph">
      <style:paragraph-properties fo:line-height="150%"/>
      <style:text-properties fo:font-weight="bold" style:font-weight-asian="bold" style:font-weight-complex="bold"/>
    </style:style>
  </office:automatic-styles>
  <office:body>
    <office:text text:use-soft-page-breaks="true">
      <text:p text:style-name="P1">Jayro Alvarez</text:p>
      <text:p text:style-name="P2">November 30, 2019</text:p>
      <text:p text:style-name="P3">CPSC440-03</text:p>
      <text:p text:style-name="P4">Professor Heckathorn</text:p>
      <text:p text:style-name="P5">Source Code:<text:s/></text:p>
      <text:p text:style-name="Normal"><text:a xlink:href="https://github.com/jalvarez24/guitar-looper" office:target-frame-name="_top" xlink:show="replace"><text:span text:style-name="T6">https://github.com/jalvarez24/guitar-looper</text:span></text:a></text:p>
      <text:p text:style-name="P7"/>
      <text:p text:style-name="P8">Computer Architecture Class Project:</text:p>
      <text:p text:style-name="P9">Raspberry Pi Looper<text:s/>Pedal Simulator</text:p>
      <text:p text:style-name="P10">Idea:</text:p>
      <text:p text:style-name="P11"><text:tab/>The idea for my project comes from<text:s/>commercially available audio “loopers.” These are devices used to record layers of audio input and then have it play back to you so you could keep adding more layers or just use it as a backing track to improvise on top of. These commercially available loopers can be very expensive ranging from $100 to $250 for a good quality looper.<text:s/>My idea was to simulate the same basic functionality of a looper with a raspberry pi<text:s/>at a significantly lower price.</text:p>
      <text:p text:style-name="P12"/>
      <text:p text:style-name="P13">Design:<text:s/></text:p>
      <text:p text:style-name="P14"><text:tab/>My first idea was to emulate how my own looper pedal works. This requires a clickable button that triggers the “opening” of a loop, in other words, the recording of the current audio going into the device. Then, at the click of the same button once the loop is “open”, will “close” the loop, which will infinitely play back whatever was just recorded. This could then be repeated over and over again, adding layer upon layer of new sound. At first, I wanted to connect a button to the Raspberry Pi’s GPIO pins, but I eventually just went with using USB input as my “button.” Also, instead of spending about $20 for a USB button that could mapped to any key, I just locally purchased a $3 keyboard and had my program react to the click of the ‘return’ key.<text:s/>Whenever I refer to a ‘button’ in the rest of this write-up, I am referring to the clicking of the return key.<text:s/>The audio input for my program<text:s/>comes from my guitar plugged straight into the Pi’s USB port. The output goes straight to HDMI.</text:p>
      <text:p text:style-name="P15"/>
      <text:p text:style-name="P16"/>
      <text:p text:style-name="P17">Implementation:<text:s/></text:p>
      <text:p text:style-name="P18"><text:tab/>The software portion of my project consists of C++ as the main driver; it is responsible for detecting the ‘button’ clicks and calling the bash scripts<text:s/>(individual script exists for each function)<text:s/>when necessary to activate audio throughput, start recording, stop recording, and playing the looped recording.<text:s/></text:p>
      <text:p text:style-name="P19"><text:tab/>Once our C++ program has been compiled, after execution in terminal, we are prompted to test the sound and make sure volume levels are good<text:s/>and to<text:s/>hit the button to continue. Now we are prompted to hit the button again whenever we’re ready to start recording something into the loop. Once the button is hit again, we see a ‘Recording’ message on the screen. At this point,<text:s/>when we hit the button once more, our loop is saved. Now it’s ready to be played in an infinite loop until program termination. One more hit of the button triggers a script that enables audio input and pipes it to the output of the Pi to run in the background, and<text:s/>sequentially<text:s/>triggers a script that plays the recording infinitely. Now we can play on top of the loop for as long we’d like.</text:p>
      <text:p text:style-name="P20"/>
      <text:p text:style-name="P21">What I would change in future iterations:</text:p>
      <text:p text:style-name="P22"><text:tab/>There are several<text:s/>bottlenecks I ran into with the technologies I chose to use. First off there is a very small delay from when I’m testing the program’s throughput. I believe this is simply due to the processing power of the Raspberry Pi<text:s/>when used with Linux’s native ALSA. The way I’m using ALSA’s aplay function also limits me to play only one loop infinitely. I would have to find other audio processing software with less overhead to give me more control with how many tracks I could play. I also run my scripts in the background whenever called so my C++ driver doesn’t give all control to the bash script and then gets stuck, so I’d implement my software in python and then use libraries like PySound to more easily control the audio.<text:s/></text:p>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yroalvarez</meta:initial-creator>
    <dc:creator>jayroalvarez</dc:creator>
    <meta:creation-date>2019-12-02T21:09:00Z</meta:creation-date>
    <dc:date>2019-12-02T21:10:00Z</dc:date>
    <meta:template xlink:href="Normal.dotm" xlink:type="simple"/>
    <meta:editing-cycles>3</meta:editing-cycles>
    <meta:editing-duration>PT60S</meta:editing-duration>
    <meta:document-statistic meta:page-count="2" meta:paragraph-count="7" meta:word-count="542" meta:character-count="3631" meta:row-count="25" meta:non-whitespace-character-count="3096"/>
  </office:meta>
</office:document-meta>
</file>